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4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>
          <table:table-cell table:style-name="ce2" office:value-type="string" calcext:value-type="string">
            <text:p>Listes des bons de commandes approuvés pour février 2020</text:p>
          </table:table-cell>
          <table:table-cell table:style-name="ce3"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>
          <table:table-cell/>
          <table:table-cell table:style-name="ce3"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>
          <table:table-cell/>
          <table:table-cell table:style-name="ce3"/>
          <table:table-cell table:style-name="ce11"/>
          <table:table-cell/>
          <table:table-cell table:style-name="ce3"/>
          <table:table-cell table:style-name="ce19"/>
          <table:table-cell table:number-columns-repeated="58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1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20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1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20" office:value-type="string" calcext:value-type="string">
            <text:p>l'engagement</text:p>
          </table:table-cell>
          <table:table-cell table:style-name="ce3"/>
          <table:table-cell table:number-columns-repeated="57"/>
        </table:table-row>
        <table:table-row table:style-name="ro1">
          <table:table-cell table:style-name="ce4" office:value-type="string" calcext:value-type="string">
            <text:p>ANGELY, MARION</text:p>
          </table:table-cell>
          <table:table-cell table:style-name="ce8" office:value-type="float" office:value="1398648" calcext:value-type="float">
            <text:p>1398648</text:p>
          </table:table-cell>
          <table:table-cell table:style-name="ce12" office:value-type="date" office:date-value="2020-02-12" calcext:value-type="date">
            <text:p>2020-02-12</text:p>
          </table:table-cell>
          <table:table-cell table:style-name="ce8" office:value-type="string" calcext:value-type="string">
            <text:p>ANDRE ROUSSEAU</text:p>
          </table:table-cell>
          <table:table-cell table:style-name="ce18"/>
          <table:table-cell table:style-name="ce8" office:value-type="string" calcext:value-type="string">
            <text:p>1 664,05 $</text:p>
          </table:table-cell>
          <table:table-cell table:style-name="ce8" office:value-type="string" calcext:value-type="string">
            <text:p>Avocat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398497" calcext:value-type="float">
            <text:p>1398497</text:p>
          </table:table-cell>
          <table:table-cell table:style-name="ce13" office:value-type="date" office:date-value="2020-02-11" calcext:value-type="date">
            <text:p>2020-02-11</text:p>
          </table:table-cell>
          <table:table-cell table:style-name="ce15" office:value-type="string" calcext:value-type="string">
            <text:p>CENTRE PATRONAL DE SANTE ET SECURITE DU TRAVAIL DU QUEBEC (CPSSTQ)</text:p>
          </table:table-cell>
          <table:table-cell table:style-name="ce18"/>
          <table:table-cell table:style-name="ce8" office:value-type="string" calcext:value-type="string">
            <text:p>524,94 $</text:p>
          </table:table-cell>
          <table:table-cell table:style-name="ce15" office:value-type="string" calcext:value-type="string">
            <text:p>Service - Formation en développement interpersonnel/relationnel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393862" calcext:value-type="float">
            <text:p>1393862</text:p>
          </table:table-cell>
          <table:table-cell table:style-name="ce13" office:value-type="date" office:date-value="2020-02-11" calcext:value-type="date">
            <text:p>2020-02-11</text:p>
          </table:table-cell>
          <table:table-cell table:style-name="ce15" office:value-type="string" calcext:value-type="string">
            <text:p>CLINIQUE DE MEDECINE INDUSTRIELLE ET PREVENTIVE DU QUEBEC INC.</text:p>
          </table:table-cell>
          <table:table-cell table:style-name="ce18"/>
          <table:table-cell table:style-name="ce8" office:value-type="string" calcext:value-type="string">
            <text:p>524,94 $</text:p>
          </table:table-cell>
          <table:table-cell table:style-name="ce8" office:value-type="string" calcext:value-type="string">
            <text:p>Médeci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00668" calcext:value-type="float">
            <text:p>1400668</text:p>
          </table:table-cell>
          <table:table-cell table:style-name="ce13" office:value-type="date" office:date-value="2020-02-20" calcext:value-type="date">
            <text:p>2020-02-20</text:p>
          </table:table-cell>
          <table:table-cell table:style-name="ce15" office:value-type="string" calcext:value-type="string">
            <text:p>FRANCOIS G. FORTIER, AVOCAT-ARBITRE</text:p>
          </table:table-cell>
          <table:table-cell table:style-name="ce18"/>
          <table:table-cell table:style-name="ce8" office:value-type="string" calcext:value-type="string">
            <text:p>1417,33$</text:p>
          </table:table-cell>
          <table:table-cell table:style-name="ce8" office:value-type="string" calcext:value-type="string">
            <text:p>Avocat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398719" calcext:value-type="float">
            <text:p>1398719</text:p>
          </table:table-cell>
          <table:table-cell table:style-name="ce13" office:value-type="date" office:date-value="2020-02-12" calcext:value-type="date">
            <text:p>2020-02-12</text:p>
          </table:table-cell>
          <table:table-cell table:style-name="ce15" office:value-type="string" calcext:value-type="string">
            <text:p>GESTION MANON CLEROUX INC.</text:p>
          </table:table-cell>
          <table:table-cell table:style-name="ce18"/>
          <table:table-cell table:style-name="ce8" office:value-type="string" calcext:value-type="string">
            <text:p>5 879,30 $</text:p>
          </table:table-cell>
          <table:table-cell table:style-name="ce15" office:value-type="string" calcext:value-type="string">
            <text:p>Conseiller en ressources humain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398615" calcext:value-type="float">
            <text:p>1398615</text:p>
          </table:table-cell>
          <table:table-cell table:style-name="ce13" office:value-type="date" office:date-value="2020-02-12" calcext:value-type="date">
            <text:p>2020-02-12</text:p>
          </table:table-cell>
          <table:table-cell table:style-name="ce15" office:value-type="string" calcext:value-type="string">
            <text:p>TOTALMED SOLUTIONS SANTE INC.</text:p>
          </table:table-cell>
          <table:table-cell table:style-name="ce18"/>
          <table:table-cell table:style-name="ce8" office:value-type="string" calcext:value-type="string">
            <text:p>4 199,50 $</text:p>
          </table:table-cell>
          <table:table-cell table:style-name="ce8" office:value-type="string" calcext:value-type="string">
            <text:p>Médeci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table:style-name="ce8" office:value-type="float" office:value="1399823" calcext:value-type="float">
            <text:p>1399823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3289419 CANADA (COLLINS)</text:p>
          </table:table-cell>
          <table:table-cell table:style-name="ce18"/>
          <table:table-cell table:style-name="ce8" office:value-type="string" calcext:value-type="string">
            <text:p>158,73 $</text:p>
          </table:table-cell>
          <table:table-cell table:style-name="ce8" office:value-type="string" calcext:value-type="string">
            <text:p>Bottes, souliers et couvres-chaussu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514" calcext:value-type="float">
            <text:p>1396514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ACKLANDS - GRAINGER INC.</text:p>
          </table:table-cell>
          <table:table-cell table:style-name="ce17"/>
          <table:table-cell table:style-name="ce8" office:value-type="string" calcext:value-type="string">
            <text:p>190,87 $</text:p>
          </table:table-cell>
          <table:table-cell table:style-name="ce8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655" calcext:value-type="float">
            <text:p>1401655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8" office:value-type="string" calcext:value-type="string">
            <text:p>BUREAU EN GROS</text:p>
          </table:table-cell>
          <table:table-cell table:style-name="ce16"/>
          <table:table-cell table:style-name="ce8" office:value-type="string" calcext:value-type="string">
            <text:p>1 828,17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984" calcext:value-type="float">
            <text:p>1396984</text:p>
          </table:table-cell>
          <table:table-cell table:style-name="ce12" office:value-type="date" office:date-value="2020-02-04" calcext:value-type="date">
            <text:p>2020-02-04</text:p>
          </table:table-cell>
          <table:table-cell table:style-name="ce8" office:value-type="string" calcext:value-type="string">
            <text:p>COMPUGEN INC.</text:p>
          </table:table-cell>
          <table:table-cell table:style-name="ce8" office:value-type="float" office:value="1163246" calcext:value-type="float">
            <text:p>1163246</text:p>
          </table:table-cell>
          <table:table-cell table:style-name="ce8" office:value-type="string" calcext:value-type="string">
            <text:p>2 113,60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727" calcext:value-type="float">
            <text:p>1397727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16"/>
          <table:table-cell table:style-name="ce8" office:value-type="float" office:value="1163246" calcext:value-type="float">
            <text:p>1163246</text:p>
          </table:table-cell>
          <table:table-cell table:style-name="ce8" office:value-type="string" calcext:value-type="string">
            <text:p>2 210,99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709" calcext:value-type="float">
            <text:p>1397709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GLOBEX COURRIER EXPRESS INTERNATIONAL INC.</text:p>
          </table:table-cell>
          <table:table-cell table:style-name="ce8" office:value-type="float" office:value="1302177" calcext:value-type="float">
            <text:p>1302177</text:p>
          </table:table-cell>
          <table:table-cell table:style-name="ce8" office:value-type="string" calcext:value-type="string">
            <text:p>419,95 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598" calcext:value-type="float">
            <text:p>1396598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INTER PROPANE INC.</text:p>
          </table:table-cell>
          <table:table-cell table:style-name="ce17"/>
          <table:table-cell table:style-name="ce8" office:value-type="string" calcext:value-type="string">
            <text:p>2 624,69 $</text:p>
          </table:table-cell>
          <table:table-cell table:style-name="ce8" office:value-type="string" calcext:value-type="string">
            <text:p>Carburant ( essence, diesel, kérosène)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83686" calcext:value-type="float">
            <text:p>1383686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KOMUTEL INC</text:p>
          </table:table-cell>
          <table:table-cell table:style-name="ce17"/>
          <table:table-cell table:style-name="ce8" office:value-type="string" calcext:value-type="string">
            <text:p>860,90 $</text:p>
          </table:table-cell>
          <table:table-cell table:style-name="ce8" office:value-type="string" calcext:value-type="string">
            <text:p>Service - Téléphon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426" calcext:value-type="float">
            <text:p>1397426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LAVE AUTO 88 INC.</text:p>
          </table:table-cell>
          <table:table-cell table:style-name="ce18"/>
          <table:table-cell table:style-name="ce8" office:value-type="string" calcext:value-type="string">
            <text:p>1 049,87 $</text:p>
          </table:table-cell>
          <table:table-cell table:style-name="ce8" office:value-type="string" calcext:value-type="string">
            <text:p>Service - Lavage de véhicul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986" calcext:value-type="float">
            <text:p>1398986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MULTI-PRESSIONS L.C. INC.</text:p>
          </table:table-cell>
          <table:table-cell table:style-name="ce18"/>
          <table:table-cell table:style-name="ce8" office:value-type="string" calcext:value-type="string">
            <text:p>1 049,87 $</text:p>
          </table:table-cell>
          <table:table-cell table:style-name="ce8" office:value-type="string" calcext:value-type="string">
            <text:p>Réparation/Entretien - Appareil d'entretie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993" calcext:value-type="float">
            <text:p>1398993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16"/>
          <table:table-cell table:style-name="ce17"/>
          <table:table-cell table:style-name="ce8" office:value-type="string" calcext:value-type="string">
            <text:p>1 049,87 $</text:p>
          </table:table-cell>
          <table:table-cell table:style-name="ce8" office:value-type="string" calcext:value-type="string">
            <text:p>Réparation/Entretien - Appareil d'entretie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867" calcext:value-type="float">
            <text:p>1399867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PPG REVETEMENTS ARCHITECTURAUX CANADA INC.</text:p>
          </table:table-cell>
          <table:table-cell table:style-name="ce17"/>
          <table:table-cell table:style-name="ce8" office:value-type="string" calcext:value-type="string">
            <text:p>109,25 $</text:p>
          </table:table-cell>
          <table:table-cell table:style-name="ce8" office:value-type="string" calcext:value-type="string">
            <text:p>Teinture, vernis, laque et préservatif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053" calcext:value-type="float">
            <text:p>1399053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390,97 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887" calcext:value-type="float">
            <text:p>1399887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TENAQUIP LIMITED</text:p>
          </table:table-cell>
          <table:table-cell table:style-name="ce17"/>
          <table:table-cell table:style-name="ce8" office:value-type="string" calcext:value-type="string">
            <text:p>85,42 $</text:p>
          </table:table-cell>
          <table:table-cell table:style-name="ce8" office:value-type="string" calcext:value-type="string">
            <text:p>Huile, graisse et lubrifiant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2" office:value-type="date" office:date-value="2020-02-18" calcext:value-type="date">
            <text:p>2020-02-18</text:p>
          </table:table-cell>
          <table:table-cell table:style-name="ce16"/>
          <table:table-cell table:style-name="ce17"/>
          <table:table-cell table:style-name="ce8" office:value-type="string" calcext:value-type="string">
            <text:p>43,46 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624" calcext:value-type="float">
            <text:p>1401624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16"/>
          <table:table-cell table:style-name="ce17"/>
          <table:table-cell table:style-name="ce8" office:value-type="string" calcext:value-type="string">
            <text:p>283,57 $</text:p>
          </table:table-cell>
          <table:table-cell table:style-name="ce8" office:value-type="string" calcext:value-type="string">
            <text:p>Outils manuel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652" calcext:value-type="float">
            <text:p>1401652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16"/>
          <table:table-cell table:style-name="ce18"/>
          <table:table-cell table:style-name="ce8" office:value-type="string" calcext:value-type="string">
            <text:p>492,60 $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638" calcext:value-type="float">
            <text:p>1399638</text:p>
          </table:table-cell>
          <table:table-cell table:style-name="ce12" office:value-type="date" office:date-value="2020-02-17" calcext:value-type="date">
            <text:p>2020-02-17</text:p>
          </table:table-cell>
          <table:table-cell table:style-name="ce8" office:value-type="string" calcext:value-type="string">
            <text:p>ULINE CANADA CORP</text:p>
          </table:table-cell>
          <table:table-cell table:style-name="ce17"/>
          <table:table-cell table:style-name="ce8" office:value-type="string" calcext:value-type="string">
            <text:p>41 ,93 $</text:p>
          </table:table-cell>
          <table:table-cell table:style-name="ce8" office:value-type="string" calcext:value-type="string">
            <text:p>Attache-câbl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573" calcext:value-type="float">
            <text:p>1401573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16"/>
          <table:table-cell table:style-name="ce17"/>
          <table:table-cell table:style-name="ce8" office:value-type="string" calcext:value-type="string">
            <text:p>110,45 $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8" office:value-type="float" office:value="1401632" calcext:value-type="float">
            <text:p>1401632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8" office:value-type="string" calcext:value-type="string">
            <text:p>ATEDRA INC.</text:p>
          </table:table-cell>
          <table:table-cell table:style-name="ce17"/>
          <table:table-cell table:style-name="ce8" office:value-type="string" calcext:value-type="string">
            <text:p>1 217,85 $</text:p>
          </table:table-cell>
          <table:table-cell table:style-name="ce8" office:value-type="string" calcext:value-type="string">
            <text:p>Service - Placement média publicita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655" calcext:value-type="float">
            <text:p>1400655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BOO! DESIGN INC.</text:p>
          </table:table-cell>
          <table:table-cell table:style-name="ce18"/>
          <table:table-cell table:style-name="ce8" office:value-type="string" calcext:value-type="string">
            <text:p>6 299,25 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523" calcext:value-type="float">
            <text:p>1400523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CNW-TELBEC INC</text:p>
          </table:table-cell>
          <table:table-cell table:style-name="ce16"/>
          <table:table-cell table:style-name="ce8" office:value-type="string" calcext:value-type="string">
            <text:p>1 144,36 $</text:p>
          </table:table-cell>
          <table:table-cell table:style-name="ce8" office:value-type="string" calcext:value-type="string">
            <text:p>Service - Diffus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635" calcext:value-type="float">
            <text:p>1401635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8" office:value-type="string" calcext:value-type="string">
            <text:p>CONFIDENTIEL DECHIQUETAGE DE DOCUMENTS INC.</text:p>
          </table:table-cell>
          <table:table-cell table:style-name="ce8" office:value-type="float" office:value="1339456" calcext:value-type="float">
            <text:p>1339456</text:p>
          </table:table-cell>
          <table:table-cell table:style-name="ce8" office:value-type="string" calcext:value-type="string">
            <text:p>871,40 $</text:p>
          </table:table-cell>
          <table:table-cell table:style-name="ce8" office:value-type="string" calcext:value-type="string">
            <text:p>Service - Destruction de document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636" calcext:value-type="float">
            <text:p>1400636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DISTRIBUTIONS LG INC.</text:p>
          </table:table-cell>
          <table:table-cell table:style-name="ce16"/>
          <table:table-cell table:style-name="ce8" office:value-type="string" calcext:value-type="string">
            <text:p>1 049,87 $</text:p>
          </table:table-cell>
          <table:table-cell table:style-name="ce8" office:value-type="string" calcext:value-type="string">
            <text:p>Service - Distribu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884" calcext:value-type="float">
            <text:p>1397884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8" office:value-type="string" calcext:value-type="string">
            <text:p>LA CENTRALE A IMAGES INC.</text:p>
          </table:table-cell>
          <table:table-cell table:style-name="ce16"/>
          <table:table-cell table:style-name="ce8" office:value-type="string" calcext:value-type="string">
            <text:p>3 149,61 $</text:p>
          </table:table-cell>
          <table:table-cell table:style-name="ce8" office:value-type="string" calcext:value-type="string">
            <text:p>Service - Photograph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890" calcext:value-type="float">
            <text:p>1397890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LES MORDUS DE LA LANGUE INC.</text:p>
          </table:table-cell>
          <table:table-cell table:style-name="ce16"/>
          <table:table-cell table:style-name="ce8" office:value-type="string" calcext:value-type="string">
            <text:p>1 049,87 $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886" calcext:value-type="float">
            <text:p>1397886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MARGARET SANKEY</text:p>
          </table:table-cell>
          <table:table-cell table:style-name="ce16"/>
          <table:table-cell table:style-name="ce8" office:value-type="string" calcext:value-type="string">
            <text:p>2 099,74 $</text:p>
          </table:table-cell>
          <table:table-cell table:style-name="ce8" office:value-type="string" calcext:value-type="string">
            <text:p>Traducteu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683" calcext:value-type="float">
            <text:p>1400683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MIDES PHOTOCOPIEURS &amp; FAX</text:p>
          </table:table-cell>
          <table:table-cell table:style-name="ce16"/>
          <table:table-cell table:style-name="ce8" office:value-type="string" calcext:value-type="string">
            <text:p>251,83 $</text:p>
          </table:table-cell>
          <table:table-cell table:style-name="ce8" office:value-type="string" calcext:value-type="string">
            <text:p>Réparation/Entretien - Photocopieur, télécopieur, imprimante et numériseu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565" calcext:value-type="float">
            <text:p>1401565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8" office:value-type="float" office:value="1137408" calcext:value-type="float">
            <text:p>1137408</text:p>
          </table:table-cell>
          <table:table-cell table:style-name="ce8" office:value-type="string" calcext:value-type="string">
            <text:p>629,92 $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516" calcext:value-type="float">
            <text:p>1400516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VIDEOTRON LTEE</text:p>
          </table:table-cell>
          <table:table-cell table:style-name="ce18"/>
          <table:table-cell table:style-name="ce8" office:value-type="string" calcext:value-type="string">
            <text:p>545,93 $</text:p>
          </table:table-cell>
          <table:table-cell table:style-name="ce8" office:value-type="string" calcext:value-type="string">
            <text:p>Service - Télédiffus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EDARD, LUCIE</text:p>
          </table:table-cell>
          <table:table-cell table:style-name="ce8" office:value-type="float" office:value="1397492" calcext:value-type="float">
            <text:p>1397492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AUAMQ (L'ASSOCIATION DES URBANISTES ET DES AMENAGISTES MUNICIPAUX DU QUEBEC)</text:p>
          </table:table-cell>
          <table:table-cell table:style-name="ce18"/>
          <table:table-cell table:style-name="ce8" office:value-type="string" calcext:value-type="string">
            <text:p>745,00 $</text:p>
          </table:table-cell>
          <table:table-cell table:style-name="ce8" office:value-type="string" calcext:value-type="string">
            <text:p>Frais - Adhésion et cotisa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184" calcext:value-type="float">
            <text:p>1399184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BEC FIN INTERNATIONAL INC.</text:p>
          </table:table-cell>
          <table:table-cell table:style-name="ce18"/>
          <table:table-cell table:style-name="ce8" office:value-type="string" calcext:value-type="string">
            <text:p>258,69 $</text:p>
          </table:table-cell>
          <table:table-cell table:style-name="ce8" office:value-type="string" calcext:value-type="string">
            <text:p>Service - Traiteu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946" calcext:value-type="float">
            <text:p>1399946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SOCIETE CANADIENNE DES POSTES</text:p>
          </table:table-cell>
          <table:table-cell table:style-name="ce18"/>
          <table:table-cell table:style-name="ce8" office:value-type="string" calcext:value-type="string">
            <text:p>9 448,87 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630" calcext:value-type="float">
            <text:p>1397630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VIVRE EN VILLE</text:p>
          </table:table-cell>
          <table:table-cell table:style-name="ce18"/>
          <table:table-cell table:style-name="ce8" office:value-type="string" calcext:value-type="string">
            <text:p>619,43 $</text:p>
          </table:table-cell>
          <table:table-cell table:style-name="ce8" office:value-type="string" calcext:value-type="string">
            <text:p>Frais - Inscription pour colloque, conférence, séminaire et congrè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OUTIN, PIERRE</text:p>
          </table:table-cell>
          <table:table-cell table:style-name="ce8" office:value-type="float" office:value="1397046" calcext:value-type="float">
            <text:p>1397046</text:p>
          </table:table-cell>
          <table:table-cell table:style-name="ce12" office:value-type="date" office:date-value="2020-02-04" calcext:value-type="date">
            <text:p>2020-02-04</text:p>
          </table:table-cell>
          <table:table-cell table:style-name="ce8" office:value-type="string" calcext:value-type="string">
            <text:p>DEVELOTECH INC.</text:p>
          </table:table-cell>
          <table:table-cell table:style-name="ce18"/>
          <table:table-cell table:style-name="ce8" office:value-type="string" calcext:value-type="string">
            <text:p>10 498,75 $</text:p>
          </table:table-cell>
          <table:table-cell table:style-name="ce8" office:value-type="string" calcext:value-type="string">
            <text:p>Mobilier pour protection et sécurit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605" calcext:value-type="float">
            <text:p>1396605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8" office:value-type="float" office:value="1137408" calcext:value-type="float">
            <text:p>1137408</text:p>
          </table:table-cell>
          <table:table-cell table:style-name="ce8" office:value-type="string" calcext:value-type="string">
            <text:p>13 648,37 $</text:p>
          </table:table-cell>
          <table:table-cell table:style-name="ce8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76505" calcext:value-type="float">
            <text:p>1376505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VORTEX STRUCTURES AQUATIQUES INTERNATIONALES INC</text:p>
          </table:table-cell>
          <table:table-cell table:style-name="ce18"/>
          <table:table-cell table:style-name="ce8" office:value-type="string" calcext:value-type="string">
            <text:p>393 ,70 $</text:p>
          </table:table-cell>
          <table:table-cell table:style-name="ce8" office:value-type="string" calcext:value-type="string">
            <text:p>Accessoires de sport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ROUSSEAU, HELENE</text:p>
          </table:table-cell>
          <table:table-cell table:style-name="ce8" office:value-type="float" office:value="1400009" calcext:value-type="float">
            <text:p>1400009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CONFIDENTIEL DECHIQUETAGE DE DOCUMENTS INC.</text:p>
          </table:table-cell>
          <table:table-cell table:style-name="ce8" office:value-type="float" office:value="1339456" calcext:value-type="float">
            <text:p>1339456</text:p>
          </table:table-cell>
          <table:table-cell table:style-name="ce8" office:value-type="string" calcext:value-type="string">
            <text:p>524,94 $</text:p>
          </table:table-cell>
          <table:table-cell table:style-name="ce8" office:value-type="string" calcext:value-type="string">
            <text:p>Service - Destruction de document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8" office:value-type="float" office:value="1400576" calcext:value-type="float">
            <text:p>1400576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AUDIO CINE FILMS INC</text:p>
          </table:table-cell>
          <table:table-cell table:style-name="ce17"/>
          <table:table-cell table:style-name="ce8" office:value-type="string" calcext:value-type="string">
            <text:p>488,19 $</text:p>
          </table:table-cell>
          <table:table-cell table:style-name="ce8" office:value-type="string" calcext:value-type="string">
            <text:p>Service - Droit d'auteu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903" calcext:value-type="float">
            <text:p>1398903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AUVITEC LTEE</text:p>
          </table:table-cell>
          <table:table-cell table:style-name="ce17"/>
          <table:table-cell table:style-name="ce8" office:value-type="string" calcext:value-type="string">
            <text:p>944,89 $</text:p>
          </table:table-cell>
          <table:table-cell table:style-name="ce8" office:value-type="string" calcext:value-type="string">
            <text:p>Location - Équipement d'éclairage et de sonorisa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81634" calcext:value-type="float">
            <text:p>1381634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8" office:value-type="string" calcext:value-type="string">
            <text:p>BIBLIO RPL LTEE</text:p>
          </table:table-cell>
          <table:table-cell table:style-name="ce17"/>
          <table:table-cell table:style-name="ce8" office:value-type="string" calcext:value-type="string">
            <text:p>21 ,00 $</text:p>
          </table:table-cell>
          <table:table-cell table:style-name="ce8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4127" calcext:value-type="float">
            <text:p>1394127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16"/>
          <table:table-cell table:style-name="ce17"/>
          <table:table-cell table:style-name="ce8" office:value-type="string" calcext:value-type="string">
            <text:p>16,80 $</text:p>
          </table:table-cell>
          <table:table-cell table:style-name="ce8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413" calcext:value-type="float">
            <text:p>1397413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16" table:number-columns-repeated="2"/>
          <table:table-cell table:style-name="ce8" office:value-type="string" calcext:value-type="string">
            <text:p>622,52 $</text:p>
          </table:table-cell>
          <table:table-cell table:style-name="ce8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692" calcext:value-type="float">
            <text:p>1397692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16"/>
          <table:table-cell table:style-name="ce17"/>
          <table:table-cell table:style-name="ce8" office:value-type="string" calcext:value-type="string">
            <text:p>734,91 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974" calcext:value-type="float">
            <text:p>1401974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17" table:number-columns-repeated="2"/>
          <table:table-cell table:style-name="ce8" office:value-type="string" calcext:value-type="string">
            <text:p>328,19$</text:p>
          </table:table-cell>
          <table:table-cell table:style-name="ce8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427" calcext:value-type="float">
            <text:p>1400427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BOO! DESIGN INC.</text:p>
          </table:table-cell>
          <table:table-cell table:style-name="ce17"/>
          <table:table-cell table:style-name="ce8" office:value-type="string" calcext:value-type="string">
            <text:p>5 249,37 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977" calcext:value-type="float">
            <text:p>1401977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8" office:value-type="string" calcext:value-type="string">
            <text:p>BRAULT &amp; BOUTHILLIER LTEE</text:p>
          </table:table-cell>
          <table:table-cell table:style-name="ce17"/>
          <table:table-cell table:style-name="ce8" office:value-type="string" calcext:value-type="string">
            <text:p>1 505,21 $</text:p>
          </table:table-cell>
          <table:table-cell table:style-name="ce8" office:value-type="string" calcext:value-type="string">
            <text:p>Composante électron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02011" calcext:value-type="float">
            <text:p>1402011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16"/>
          <table:table-cell table:style-name="ce17"/>
          <table:table-cell table:style-name="ce8" office:value-type="string" calcext:value-type="string">
            <text:p>2 099,75 $</text:p>
          </table:table-cell>
          <table:table-cell table:style-name="ce8" office:value-type="string" calcext:value-type="string">
            <text:p>Matériel pour loisir, je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971" calcext:value-type="float">
            <text:p>1401971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8" office:value-type="string" calcext:value-type="string">
            <text:p>DESCHAMPS IMPRESSION INC.</text:p>
          </table:table-cell>
          <table:table-cell table:style-name="ce17"/>
          <table:table-cell table:style-name="ce8" office:value-type="string" calcext:value-type="string">
            <text:p>540,69 $</text:p>
          </table:table-cell>
          <table:table-cell table:style-name="ce8" office:value-type="string" calcext:value-type="string">
            <text:p>Matériel pour communication graph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900" calcext:value-type="float">
            <text:p>1398900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L'AGENCE STATION BLEUE INC.</text:p>
          </table:table-cell>
          <table:table-cell table:style-name="ce18"/>
          <table:table-cell table:style-name="ce8" office:value-type="string" calcext:value-type="string">
            <text:p>7 874,06 $</text:p>
          </table:table-cell>
          <table:table-cell table:style-name="ce8" office:value-type="string" calcext:value-type="string">
            <text:p>Service - Artiste musica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362" calcext:value-type="float">
            <text:p>1398362</text:p>
          </table:table-cell>
          <table:table-cell table:style-name="ce12" office:value-type="date" office:date-value="2020-02-11" calcext:value-type="date">
            <text:p>2020-02-11</text:p>
          </table:table-cell>
          <table:table-cell table:style-name="ce8" office:value-type="string" calcext:value-type="string">
            <text:p>LOCATION SAUVAGEAU INC.</text:p>
          </table:table-cell>
          <table:table-cell table:style-name="ce17"/>
          <table:table-cell table:style-name="ce8" office:value-type="string" calcext:value-type="string">
            <text:p>4 552,26 $</text:p>
          </table:table-cell>
          <table:table-cell table:style-name="ce8" office:value-type="string" calcext:value-type="string">
            <text:p>Service - Transport automobil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965" calcext:value-type="float">
            <text:p>1401965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8" office:value-type="string" calcext:value-type="string">
            <text:p>MAGASINS BEST BUY LTEE</text:p>
          </table:table-cell>
          <table:table-cell table:style-name="ce17"/>
          <table:table-cell table:style-name="ce8" office:value-type="string" calcext:value-type="string">
            <text:p>189,18 $</text:p>
          </table:table-cell>
          <table:table-cell table:style-name="ce8" office:value-type="string" calcext:value-type="string">
            <text:p>Serveur, équipement de réseau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01324" calcext:value-type="float">
            <text:p>1401324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8" office:value-type="string" calcext:value-type="string">
            <text:p>MAHEU &amp; MAHEU INC.</text:p>
          </table:table-cell>
          <table:table-cell table:style-name="ce18"/>
          <table:table-cell table:style-name="ce8" office:value-type="string" calcext:value-type="string">
            <text:p>1 070,87 $</text:p>
          </table:table-cell>
          <table:table-cell table:style-name="ce8" office:value-type="string" calcext:value-type="string">
            <text:p>Service - Extermination, fumigatio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97428" calcext:value-type="float">
            <text:p>1397428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R.M. LEDUC &amp; CIE INC.</text:p>
          </table:table-cell>
          <table:table-cell table:style-name="ce18"/>
          <table:table-cell table:style-name="ce8" office:value-type="string" calcext:value-type="string">
            <text:p>1 046,90 $</text:p>
          </table:table-cell>
          <table:table-cell table:style-name="ce8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712" calcext:value-type="float">
            <text:p>1397712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16"/>
          <table:table-cell table:style-name="ce18"/>
          <table:table-cell table:style-name="ce8" office:value-type="string" calcext:value-type="string">
            <text:p>2 099,75 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717" calcext:value-type="float">
            <text:p>1397717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ROULEAUX DE PAPIER &amp; RUBANS J.L. INC.</text:p>
          </table:table-cell>
          <table:table-cell table:style-name="ce18"/>
          <table:table-cell table:style-name="ce8" office:value-type="string" calcext:value-type="string">
            <text:p>1 574,81 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721" calcext:value-type="float">
            <text:p>1397721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TECHNO-GESTASS LTEE</text:p>
          </table:table-cell>
          <table:table-cell table:style-name="ce18"/>
          <table:table-cell table:style-name="ce8" office:value-type="string" calcext:value-type="string">
            <text:p>1 574,81 $</text:p>
          </table:table-cell>
          <table:table-cell table:style-name="ce8"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713" calcext:value-type="float">
            <text:p>1397713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ULINE CANADA CORP</text:p>
          </table:table-cell>
          <table:table-cell table:style-name="ce18"/>
          <table:table-cell table:style-name="ce8" office:value-type="string" calcext:value-type="string">
            <text:p>2 099,75 $</text:p>
          </table:table-cell>
          <table:table-cell table:style-name="ce8" office:value-type="string" calcext:value-type="string">
            <text:p>Équipement de manuten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2006" calcext:value-type="float">
            <text:p>1402006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8" office:value-type="string" calcext:value-type="string">
            <text:p>VIDEOTRON LTEE.</text:p>
          </table:table-cell>
          <table:table-cell table:style-name="ce16"/>
          <table:table-cell table:style-name="ce8" office:value-type="string" calcext:value-type="string">
            <text:p>892,39 $</text:p>
          </table:table-cell>
          <table:table-cell table:style-name="ce8" office:value-type="string" calcext:value-type="string">
            <text:p>Service - Accès internet, ligne téléinformat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97714" calcext:value-type="float">
            <text:p>1397714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VOXEL FACTORY INC.</text:p>
          </table:table-cell>
          <table:table-cell table:style-name="ce18"/>
          <table:table-cell table:style-name="ce8" office:value-type="string" calcext:value-type="string">
            <text:p>1 574,81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HAMBEROT, ROBERT</text:p>
          </table:table-cell>
          <table:table-cell table:style-name="ce8" office:value-type="float" office:value="1397431" calcext:value-type="float">
            <text:p>1397431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BRODART CANADA COMPAGNY</text:p>
          </table:table-cell>
          <table:table-cell table:style-name="ce17"/>
          <table:table-cell table:style-name="ce8" office:value-type="string" calcext:value-type="string">
            <text:p>110,27 $</text:p>
          </table:table-cell>
          <table:table-cell table:style-name="ce8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DESJARDINS, STEVE</text:p>
          </table:table-cell>
          <table:table-cell table:style-name="ce8" office:value-type="float" office:value="1397482" calcext:value-type="float">
            <text:p>1397482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CAPREA EXPERTS IMMOBILIERS INC.</text:p>
          </table:table-cell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 023,63 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483" calcext:value-type="float">
            <text:p>1397483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16"/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 023,63 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486" calcext:value-type="float">
            <text:p>1397486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16"/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 023,63 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01443" calcext:value-type="float">
            <text:p>1401443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6"/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 023,63 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452" calcext:value-type="float">
            <text:p>1401452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6"/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 023,63 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092" calcext:value-type="float">
            <text:p>1400092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8" office:value-type="string" calcext:value-type="string">
            <text:p>COMPUGEN INC.</text:p>
          </table:table-cell>
          <table:table-cell table:style-name="ce8" office:value-type="float" office:value="1163303" calcext:value-type="float">
            <text:p>1163303</text:p>
          </table:table-cell>
          <table:table-cell table:style-name="ce8" office:value-type="string" calcext:value-type="string">
            <text:p>513 ,01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938" calcext:value-type="float">
            <text:p>139993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C.P.U. DESIGN INC.</text:p>
          </table:table-cell>
          <table:table-cell table:style-name="ce8" office:value-type="float" office:value="1164102" calcext:value-type="float">
            <text:p>1164102</text:p>
          </table:table-cell>
          <table:table-cell table:style-name="ce8" office:value-type="string" calcext:value-type="string">
            <text:p>1 980,27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DREAULT, GUYLAINE</text:p>
          </table:table-cell>
          <table:table-cell table:style-name="ce8" office:value-type="float" office:value="1400022" calcext:value-type="float">
            <text:p>1400022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ADDISON ELECTRONIQUE MONTREAL</text:p>
          </table:table-cell>
          <table:table-cell table:style-name="ce16"/>
          <table:table-cell table:style-name="ce8" office:value-type="string" calcext:value-type="string">
            <text:p>560,87 $</text:p>
          </table:table-cell>
          <table:table-cell table:style-name="ce8"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861" calcext:value-type="float">
            <text:p>1398861</text:p>
          </table:table-cell>
          <table:table-cell table:style-name="ce12" office:value-type="date" office:date-value="2020-02-12" calcext:value-type="date">
            <text:p>2020-02-12</text:p>
          </table:table-cell>
          <table:table-cell table:style-name="ce8" office:value-type="string" calcext:value-type="string">
            <text:p>COMPUGEN INC.</text:p>
          </table:table-cell>
          <table:table-cell table:style-name="ce8" office:value-type="float" office:value="1163303" calcext:value-type="float">
            <text:p>1163303</text:p>
          </table:table-cell>
          <table:table-cell table:style-name="ce8" office:value-type="string" calcext:value-type="string">
            <text:p>513 ,01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787" calcext:value-type="float">
            <text:p>1397787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C.P.U. DESIGN INC.</text:p>
          </table:table-cell>
          <table:table-cell table:style-name="ce17"/>
          <table:table-cell table:style-name="ce8" office:value-type="string" calcext:value-type="string">
            <text:p>1 280,20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898" calcext:value-type="float">
            <text:p>1401898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8" office:value-type="string" calcext:value-type="string">
            <text:p>GORL'EAU INC.</text:p>
          </table:table-cell>
          <table:table-cell table:style-name="ce18"/>
          <table:table-cell table:style-name="ce8" office:value-type="string" calcext:value-type="string">
            <text:p>39 895,25 $</text:p>
          </table:table-cell>
          <table:table-cell table:style-name="ce8" office:value-type="string" calcext:value-type="string">
            <text:p>Service - Inspection.de conduit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474" calcext:value-type="float">
            <text:p>1397474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GROUPE SOLOTECH INC.</text:p>
          </table:table-cell>
          <table:table-cell table:style-name="ce18"/>
          <table:table-cell table:style-name="ce8" office:value-type="string" calcext:value-type="string">
            <text:p>1 679,80 $</text:p>
          </table:table-cell>
          <table:table-cell table:style-name="ce8" office:value-type="string" calcext:value-type="string">
            <text:p>Fil et câble électr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853" calcext:value-type="float">
            <text:p>1398853</text:p>
          </table:table-cell>
          <table:table-cell table:style-name="ce12" office:value-type="date" office:date-value="2020-02-12" calcext:value-type="date">
            <text:p>2020-02-12</text:p>
          </table:table-cell>
          <table:table-cell table:style-name="ce8" office:value-type="string" calcext:value-type="string">
            <text:p>IGF AXIOM INC.</text:p>
          </table:table-cell>
          <table:table-cell table:style-name="ce8" office:value-type="float" office:value="1209642" calcext:value-type="float">
            <text:p>1209642</text:p>
          </table:table-cell>
          <table:table-cell table:style-name="ce8" office:value-type="string" calcext:value-type="string">
            <text:p>12 842,60 $</text:p>
          </table:table-cell>
          <table:table-cell table:style-name="ce8" office:value-type="string" calcext:value-type="string">
            <text:p>Ingénieur civil - Circulation et transport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933" calcext:value-type="float">
            <text:p>1400933</text:p>
          </table:table-cell>
          <table:table-cell table:style-name="ce12" office:value-type="date" office:date-value="2020-02-21" calcext:value-type="date">
            <text:p>2020-02-21</text:p>
          </table:table-cell>
          <table:table-cell table:style-name="ce8" office:value-type="string" calcext:value-type="string">
            <text:p>MAGASINS BEST BUY LTEE</text:p>
          </table:table-cell>
          <table:table-cell table:style-name="ce17"/>
          <table:table-cell table:style-name="ce8" office:value-type="string" calcext:value-type="string">
            <text:p>450,39 $</text:p>
          </table:table-cell>
          <table:table-cell table:style-name="ce8"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935" calcext:value-type="float">
            <text:p>1400935</text:p>
          </table:table-cell>
          <table:table-cell table:style-name="ce12" office:value-type="date" office:date-value="2020-02-21" calcext:value-type="date">
            <text:p>2020-02-21</text:p>
          </table:table-cell>
          <table:table-cell table:style-name="ce16"/>
          <table:table-cell table:style-name="ce17"/>
          <table:table-cell table:style-name="ce8" office:value-type="string" calcext:value-type="string">
            <text:p>450,39 $</text:p>
          </table:table-cell>
          <table:table-cell table:style-name="ce8"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598" calcext:value-type="float">
            <text:p>1401598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8" office:value-type="string" calcext:value-type="string">
            <text:p>MORNEAU SHEPELL LTE</text:p>
          </table:table-cell>
          <table:table-cell table:style-name="ce8" office:value-type="float" office:value="1310883" calcext:value-type="float">
            <text:p>1310883</text:p>
          </table:table-cell>
          <table:table-cell table:style-name="ce8" office:value-type="string" calcext:value-type="string">
            <text:p>18 897,75 $</text:p>
          </table:table-cell>
          <table:table-cell table:style-name="ce8" office:value-type="string" calcext:value-type="string">
            <text:p>Conseiller, programme d'aide aux employé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564" calcext:value-type="float">
            <text:p>1401564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8" office:value-type="float" office:value="1137408" calcext:value-type="float">
            <text:p>1137408</text:p>
          </table:table-cell>
          <table:table-cell table:style-name="ce8" office:value-type="string" calcext:value-type="string">
            <text:p>1 049,87 $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82595" calcext:value-type="float">
            <text:p>1382595</text:p>
          </table:table-cell>
          <table:table-cell table:style-name="ce12" office:value-type="date" office:date-value="2020-02-11" calcext:value-type="date">
            <text:p>2020-02-11</text:p>
          </table:table-cell>
          <table:table-cell table:style-name="ce8" office:value-type="string" calcext:value-type="string">
            <text:p>SITE INTEGRATION PLUS INC.</text:p>
          </table:table-cell>
          <table:table-cell table:style-name="ce17"/>
          <table:table-cell table:style-name="ce8" office:value-type="string" calcext:value-type="string">
            <text:p>519,69$</text:p>
          </table:table-cell>
          <table:table-cell table:style-name="ce8" office:value-type="string" calcext:value-type="string">
            <text:p>Système de contrôle, de surveillance et d'incendie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GAUDREAULT, SONIA</text:p>
          </table:table-cell>
          <table:table-cell table:style-name="ce8" office:value-type="float" office:value="1399903" calcext:value-type="float">
            <text:p>1399903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BIBLIOTHECA CANADA INC.</text:p>
          </table:table-cell>
          <table:table-cell table:style-name="ce16"/>
          <table:table-cell table:style-name="ce8" office:value-type="string" calcext:value-type="string">
            <text:p>12 510,75 $</text:p>
          </table:table-cell>
          <table:table-cell table:style-name="ce8" office:value-type="string" calcext:value-type="string">
            <text:p>Service - Soutien informat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2404" calcext:value-type="float">
            <text:p>1392404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8" office:value-type="string" calcext:value-type="string">
            <text:p>CIMCO REFRIGERATION</text:p>
          </table:table-cell>
          <table:table-cell table:style-name="ce17"/>
          <table:table-cell table:style-name="ce8" office:value-type="string" calcext:value-type="string">
            <text:p>267,72 $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237" calcext:value-type="float">
            <text:p>1397237</text:p>
          </table:table-cell>
          <table:table-cell table:style-name="ce12" office:value-type="date" office:date-value="2020-02-05" calcext:value-type="date">
            <text:p>2020-02-05</text:p>
          </table:table-cell>
          <table:table-cell table:style-name="ce8" office:value-type="string" calcext:value-type="string">
            <text:p>CONSEIL DES ARTS DE MONTREAL</text:p>
          </table:table-cell>
          <table:table-cell table:style-name="ce17"/>
          <table:table-cell table:style-name="ce8" office:value-type="string" calcext:value-type="string">
            <text:p>1170,00$</text:p>
          </table:table-cell>
          <table:table-cell table:style-name="ce8" office:value-type="string" calcext:value-type="string">
            <text:p>Frais - Inscription congrès, évènement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216" calcext:value-type="float">
            <text:p>1399216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C.P.U. DESIGN INC.</text:p>
          </table:table-cell>
          <table:table-cell table:style-name="ce8" office:value-type="float" office:value="1164102" calcext:value-type="float">
            <text:p>1164102</text:p>
          </table:table-cell>
          <table:table-cell table:style-name="ce8" office:value-type="string" calcext:value-type="string">
            <text:p>703 ,68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GAUDREAULT, SONIA</text:p>
          </table:table-cell>
          <table:table-cell table:style-name="ce8" office:value-type="float" office:value="1396478" calcext:value-type="float">
            <text:p>1396478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GLOBEX COURRIER EXPRESS INTERNATIONAL INC.</text:p>
          </table:table-cell>
          <table:table-cell table:style-name="ce8" office:value-type="float" office:value="1302177" calcext:value-type="float">
            <text:p>1302177</text:p>
          </table:table-cell>
          <table:table-cell table:style-name="ce8" office:value-type="string" calcext:value-type="string">
            <text:p>104,99 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00581" calcext:value-type="float">
            <text:p>1400581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LDFS SUBLIMATION</text:p>
          </table:table-cell>
          <table:table-cell table:style-name="ce17"/>
          <table:table-cell table:style-name="ce8" office:value-type="string" calcext:value-type="string">
            <text:p>2 225,74 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00777" calcext:value-type="float">
            <text:p>1400777</text:p>
          </table:table-cell>
          <table:table-cell table:style-name="ce12" office:value-type="date" office:date-value="2020-02-21" calcext:value-type="date">
            <text:p>2020-02-21</text:p>
          </table:table-cell>
          <table:table-cell table:style-name="ce8" office:value-type="string" calcext:value-type="string">
            <text:p>LES SOLUTIONS DE RANGEMENT PRISMA INC.</text:p>
          </table:table-cell>
          <table:table-cell table:style-name="ce17"/>
          <table:table-cell table:style-name="ce8" office:value-type="string" calcext:value-type="string">
            <text:p>16 332,91 $</text:p>
          </table:table-cell>
          <table:table-cell table:style-name="ce8" office:value-type="string" calcext:value-type="string">
            <text:p>Réparation/Entretien - Accessoire et fourniture de mobilier de bureau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20300" calcext:value-type="float">
            <text:p>1320300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LOCATION SAUVAGEAU INC.</text:p>
          </table:table-cell>
          <table:table-cell table:style-name="ce8" office:value-type="float" office:value="1263855" calcext:value-type="float">
            <text:p>1263855</text:p>
          </table:table-cell>
          <table:table-cell table:style-name="ce8" office:value-type="string" calcext:value-type="string">
            <text:p>12 643,64 $</text:p>
          </table:table-cell>
          <table:table-cell table:style-name="ce8" office:value-type="string" calcext:value-type="string">
            <text:p>Location - Automobile, camionnette et fourgonnett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20851" calcext:value-type="float">
            <text:p>1320851</text:p>
          </table:table-cell>
          <table:table-cell table:style-name="ce12" office:value-type="date" office:date-value="2020-02-11" calcext:value-type="date">
            <text:p>2020-02-11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17"/>
          <table:table-cell table:style-name="ce8" office:value-type="string" calcext:value-type="string">
            <text:p>14 613,51 $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575" calcext:value-type="float">
            <text:p>1396575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16" table:number-columns-repeated="2"/>
          <table:table-cell table:style-name="ce8" office:value-type="string" calcext:value-type="string">
            <text:p>8 399,00 $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783" calcext:value-type="float">
            <text:p>1400783</text:p>
          </table:table-cell>
          <table:table-cell table:style-name="ce12" office:value-type="date" office:date-value="2020-02-21" calcext:value-type="date">
            <text:p>2020-02-21</text:p>
          </table:table-cell>
          <table:table-cell table:style-name="ce8" office:value-type="string" calcext:value-type="string">
            <text:p>SERVICES D'ENTRETIEN ALPHANET INC.</text:p>
          </table:table-cell>
          <table:table-cell table:style-name="ce17"/>
          <table:table-cell table:style-name="ce8" office:value-type="string" calcext:value-type="string">
            <text:p>16 273,06 $</text:p>
          </table:table-cell>
          <table:table-cell table:style-name="ce8" office:value-type="string" calcext:value-type="string">
            <text:p>Service - Entretien d'immeubl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468" calcext:value-type="float">
            <text:p>1396468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SOCIETE CANADIENNE DES POSTES</text:p>
          </table:table-cell>
          <table:table-cell table:style-name="ce17"/>
          <table:table-cell table:style-name="ce8" office:value-type="string" calcext:value-type="string">
            <text:p>4 724,44 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2103" calcext:value-type="float">
            <text:p>1402103</text:p>
          </table:table-cell>
          <table:table-cell table:style-name="ce12" office:value-type="date" office:date-value="2020-02-28" calcext:value-type="date">
            <text:p>2020-02-28</text:p>
          </table:table-cell>
          <table:table-cell table:style-name="ce8" office:value-type="string" calcext:value-type="string">
            <text:p>SOCIETE ENVIRONNEMENTALE COTE-DES-NEIGES</text:p>
          </table:table-cell>
          <table:table-cell table:style-name="ce16"/>
          <table:table-cell table:style-name="ce8" office:value-type="string" calcext:value-type="string">
            <text:p>5 249,37 $</text:p>
          </table:table-cell>
          <table:table-cell table:style-name="ce8" office:value-type="string" calcext:value-type="string">
            <text:p>Service - Installation, gestion, entretie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830" calcext:value-type="float">
            <text:p>1397830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SYSTEMES CANADIEN KRONOS INC</text:p>
          </table:table-cell>
          <table:table-cell table:style-name="ce17"/>
          <table:table-cell table:style-name="ce8" office:value-type="string" calcext:value-type="string">
            <text:p>2 140,32$</text:p>
          </table:table-cell>
          <table:table-cell table:style-name="ce8" office:value-type="string" calcext:value-type="string">
            <text:p>Service - Traitement de données, bureautiq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HOOPER, CHANTAL</text:p>
          </table:table-cell>
          <table:table-cell table:style-name="ce8" office:value-type="float" office:value="1396522" calcext:value-type="float">
            <text:p>1396522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ALBERT VIAU DIVISION EMCO CORPORATION</text:p>
          </table:table-cell>
          <table:table-cell table:style-name="ce17"/>
          <table:table-cell table:style-name="ce8" office:value-type="string" calcext:value-type="string">
            <text:p>352,76 $</text:p>
          </table:table-cell>
          <table:table-cell table:style-name="ce8" office:value-type="string" calcext:value-type="string">
            <text:p>Produits de branchement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661" calcext:value-type="float">
            <text:p>1400661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CEGEP DE SAINT-LAURENT</text:p>
          </table:table-cell>
          <table:table-cell table:style-name="ce16"/>
          <table:table-cell table:style-name="ce8" office:value-type="string" calcext:value-type="string">
            <text:p>577,43 $</text:p>
          </table:table-cell>
          <table:table-cell table:style-name="ce8" office:value-type="string" calcext:value-type="string">
            <text:p>Service - Formation en santé et sécurit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937" calcext:value-type="float">
            <text:p>1398937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GESTION P. VENNE INC. - CANADIAN TIRE</text:p>
          </table:table-cell>
          <table:table-cell table:style-name="ce17"/>
          <table:table-cell table:style-name="ce8" office:value-type="string" calcext:value-type="string">
            <text:p>1 574,81 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434" calcext:value-type="float">
            <text:p>1399434</text:p>
          </table:table-cell>
          <table:table-cell table:style-name="ce12" office:value-type="date" office:date-value="2020-02-14" calcext:value-type="date">
            <text:p>2020-02-14</text:p>
          </table:table-cell>
          <table:table-cell table:style-name="ce8" office:value-type="string" calcext:value-type="string">
            <text:p>INOLEC</text:p>
          </table:table-cell>
          <table:table-cell table:style-name="ce17"/>
          <table:table-cell table:style-name="ce8" office:value-type="string" calcext:value-type="string">
            <text:p>523,57 $</text:p>
          </table:table-cell>
          <table:table-cell table:style-name="ce8" office:value-type="string" calcext:value-type="string">
            <text:p>Réparation - Machine et équipement pour traitement de l'ea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4726" calcext:value-type="float">
            <text:p>1394726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LABRADOR SOURCE</text:p>
          </table:table-cell>
          <table:table-cell table:style-name="ce8" office:value-type="float" office:value="1396019" calcext:value-type="float">
            <text:p>1396019</text:p>
          </table:table-cell>
          <table:table-cell table:style-name="ce8" office:value-type="string" calcext:value-type="string">
            <text:p>3 585,32 $</text:p>
          </table:table-cell>
          <table:table-cell table:style-name="ce8" office:value-type="string" calcext:value-type="string">
            <text:p>Eau potable - Mesure d'urgenc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499" calcext:value-type="float">
            <text:p>1396499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LES JARDINS W.G. CHARLEBOIS INC.</text:p>
          </table:table-cell>
          <table:table-cell table:style-name="ce17"/>
          <table:table-cell table:style-name="ce8" office:value-type="string" calcext:value-type="string">
            <text:p>6 369,99 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989" calcext:value-type="float">
            <text:p>139798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8" office:value-type="string" calcext:value-type="string">
            <text:p>LOCATION SAUVAGEAU INC.</text:p>
          </table:table-cell>
          <table:table-cell table:style-name="ce17"/>
          <table:table-cell table:style-name="ce8" office:value-type="string" calcext:value-type="string">
            <text:p>4 919,71 $</text:p>
          </table:table-cell>
          <table:table-cell table:style-name="ce8" office:value-type="string" calcext:value-type="string">
            <text:p>Location - Automobile, camionnette et fourgonnett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117" calcext:value-type="float">
            <text:p>1401117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6"/>
          <table:table-cell table:style-name="ce18"/>
          <table:table-cell table:style-name="ce8" office:value-type="string" calcext:value-type="string">
            <text:p>6 164,87 $</text:p>
          </table:table-cell>
          <table:table-cell table:style-name="ce8" office:value-type="string" calcext:value-type="string">
            <text:p>Location - Automobile, camionnette et fourgonnett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431" calcext:value-type="float">
            <text:p>1399431</text:p>
          </table:table-cell>
          <table:table-cell table:style-name="ce12" office:value-type="date" office:date-value="2020-02-14" calcext:value-type="date">
            <text:p>2020-02-14</text:p>
          </table:table-cell>
          <table:table-cell table:style-name="ce8" office:value-type="string" calcext:value-type="string">
            <text:p>MUELLER CANADA LTD.</text:p>
          </table:table-cell>
          <table:table-cell table:style-name="ce18"/>
          <table:table-cell table:style-name="ce8" office:value-type="string" calcext:value-type="string">
            <text:p>2 594,12 $</text:p>
          </table:table-cell>
          <table:table-cell table:style-name="ce8" office:value-type="string" calcext:value-type="string">
            <text:p>Machine et équipement pour traitement de l'ea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437" calcext:value-type="float">
            <text:p>1399437</text:p>
          </table:table-cell>
          <table:table-cell table:style-name="ce12" office:value-type="date" office:date-value="2020-02-14" calcext:value-type="date">
            <text:p>2020-02-14</text:p>
          </table:table-cell>
          <table:table-cell table:style-name="ce8" office:value-type="string" calcext:value-type="string">
            <text:p>QUINCAILLERIE NOTRE-DAME DE ST-HENRI INC.</text:p>
          </table:table-cell>
          <table:table-cell table:style-name="ce17"/>
          <table:table-cell table:style-name="ce8" office:value-type="string" calcext:value-type="string">
            <text:p>1 049,87 $</text:p>
          </table:table-cell>
          <table:table-cell table:style-name="ce8" office:value-type="string" calcext:value-type="string">
            <text:p>Accessoires et pièces de remplacement pour machinerie et équipement industrie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947" calcext:value-type="float">
            <text:p>1398947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REMORQUAGE BURSTALL CONRAD</text:p>
          </table:table-cell>
          <table:table-cell table:style-name="ce16"/>
          <table:table-cell table:style-name="ce8" office:value-type="string" calcext:value-type="string">
            <text:p>1 574,81 $</text:p>
          </table:table-cell>
          <table:table-cell table:style-name="ce8" office:value-type="string" calcext:value-type="string">
            <text:p>Service - Remorquage pour opération de déneigement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981" calcext:value-type="float">
            <text:p>1398981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16" table:number-columns-repeated="2"/>
          <table:table-cell table:style-name="ce8" office:value-type="string" calcext:value-type="string">
            <text:p>1 574,81 $</text:p>
          </table:table-cell>
          <table:table-cell table:style-name="ce8" office:value-type="string" calcext:value-type="string">
            <text:p>Service - Remorquage pour opération de déneigement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435" calcext:value-type="float">
            <text:p>1399435</text:p>
          </table:table-cell>
          <table:table-cell table:style-name="ce12" office:value-type="date" office:date-value="2020-02-14" calcext:value-type="date">
            <text:p>2020-02-14</text:p>
          </table:table-cell>
          <table:table-cell table:style-name="ce8" office:value-type="string" calcext:value-type="string">
            <text:p>STELEM (CANADA) INC.</text:p>
          </table:table-cell>
          <table:table-cell table:style-name="ce16"/>
          <table:table-cell table:style-name="ce8" office:value-type="string" calcext:value-type="string">
            <text:p>149,60 $</text:p>
          </table:table-cell>
          <table:table-cell table:style-name="ce8" office:value-type="string" calcext:value-type="string">
            <text:p>Produits de branchement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881" calcext:value-type="float">
            <text:p>1399881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TENAQUIP LIMITED</text:p>
          </table:table-cell>
          <table:table-cell table:style-name="ce17"/>
          <table:table-cell table:style-name="ce8" office:value-type="string" calcext:value-type="string">
            <text:p>663,20 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330" calcext:value-type="float">
            <text:p>1400330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7"/>
          <table:table-cell table:style-name="ce16"/>
          <table:table-cell table:style-name="ce8" office:value-type="string" calcext:value-type="string">
            <text:p>317,44 $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table:style-name="ce8" office:value-type="float" office:value="1399749" calcext:value-type="float">
            <text:p>1399749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235,70 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20051" calcext:value-type="float">
            <text:p>1320051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SUPERIEUR PROPANE</text:p>
          </table:table-cell>
          <table:table-cell table:style-name="ce16"/>
          <table:table-cell table:style-name="ce8" office:value-type="string" calcext:value-type="string">
            <text:p>2 626,66 $</text:p>
          </table:table-cell>
          <table:table-cell table:style-name="ce8" office:value-type="string" calcext:value-type="string">
            <text:p>Gaz comprimé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MARTINEZ, DIEGO ANDRES</text:p>
          </table:table-cell>
          <table:table-cell table:style-name="ce8" office:value-type="float" office:value="1394804" calcext:value-type="float">
            <text:p>1394804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CONSTRUCTION DJL INC</text:p>
          </table:table-cell>
          <table:table-cell table:style-name="ce8" office:value-type="float" office:value="1339665" calcext:value-type="float">
            <text:p>1339665</text:p>
          </table:table-cell>
          <table:table-cell table:style-name="ce8" office:value-type="string" calcext:value-type="string">
            <text:p>14 677,85 $</text:p>
          </table:table-cell>
          <table:table-cell table:style-name="ce8" office:value-type="string" calcext:value-type="string">
            <text:p>Asphalte, bitum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96467" calcext:value-type="float">
            <text:p>1396467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LES EXCAVATIONS DDC</text:p>
          </table:table-cell>
          <table:table-cell table:style-name="ce8" office:value-type="float" office:value="1201817" calcext:value-type="float">
            <text:p>1201817</text:p>
          </table:table-cell>
          <table:table-cell table:style-name="ce8" office:value-type="string" calcext:value-type="string">
            <text:p>26 622,02 $</text:p>
          </table:table-cell>
          <table:table-cell table:style-name="ce8" office:value-type="string" calcext:value-type="string">
            <text:p>Location - Véhicule lourd, machinerie lourde et camion avec équipement spécialis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1494" calcext:value-type="float">
            <text:p>1391494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PEPINIERE A. MUCCI INC.</text:p>
          </table:table-cell>
          <table:table-cell table:style-name="ce8" office:value-type="float" office:value="1283714" calcext:value-type="float">
            <text:p>1283714</text:p>
          </table:table-cell>
          <table:table-cell table:style-name="ce8" office:value-type="string" calcext:value-type="string">
            <text:p>2 792,67 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96906" calcext:value-type="float">
            <text:p>1396906</text:p>
          </table:table-cell>
          <table:table-cell table:style-name="ce12" office:value-type="date" office:date-value="2020-02-04" calcext:value-type="date">
            <text:p>2020-02-04</text:p>
          </table:table-cell>
          <table:table-cell table:style-name="ce8" office:value-type="string" calcext:value-type="string">
            <text:p>TELTECH SIGNALISATION INC.</text:p>
          </table:table-cell>
          <table:table-cell table:style-name="ce8" office:value-type="float" office:value="1307671" calcext:value-type="float">
            <text:p>1307671</text:p>
          </table:table-cell>
          <table:table-cell table:style-name="ce8" office:value-type="string" calcext:value-type="string">
            <text:p>15748,12$</text:p>
          </table:table-cell>
          <table:table-cell table:style-name="ce8" office:value-type="string" calcext:value-type="string">
            <text:p>Location - Signalisation routièr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OUELLET, MARIE-CLAUDE</text:p>
          </table:table-cell>
          <table:table-cell table:style-name="ce8" office:value-type="float" office:value="1398899" calcext:value-type="float">
            <text:p>1398899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MONTREAL STENCIL INC</text:p>
          </table:table-cell>
          <table:table-cell table:style-name="ce18"/>
          <table:table-cell table:style-name="ce8" office:value-type="string" calcext:value-type="string">
            <text:p>23,94 $</text:p>
          </table:table-cell>
          <table:table-cell table:style-name="ce8" office:value-type="string" calcext:value-type="string">
            <text:p>Accessoires et fournitures de décora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46882" calcext:value-type="float">
            <text:p>1346882</text:p>
          </table:table-cell>
          <table:table-cell table:style-name="ce12" office:value-type="date" office:date-value="2020-02-11" calcext:value-type="date">
            <text:p>2020-02-11</text:p>
          </table:table-cell>
          <table:table-cell table:style-name="ce8" office:value-type="string" calcext:value-type="string">
            <text:p>SERVICES D'ENTRETIEN ALPHANET INC.</text:p>
          </table:table-cell>
          <table:table-cell table:style-name="ce18"/>
          <table:table-cell table:style-name="ce8" office:value-type="string" calcext:value-type="string">
            <text:p>3 779,55 $</text:p>
          </table:table-cell>
          <table:table-cell table:style-name="ce8" office:value-type="string" calcext:value-type="string">
            <text:p>Service - Entretien d'immeubl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87077" calcext:value-type="float">
            <text:p>1387077</text:p>
          </table:table-cell>
          <table:table-cell table:style-name="ce12" office:value-type="date" office:date-value="2020-02-11" calcext:value-type="date">
            <text:p>2020-02-11</text:p>
          </table:table-cell>
          <table:table-cell table:style-name="ce8" office:value-type="string" calcext:value-type="string">
            <text:p>ULINE CANADA CORP</text:p>
          </table:table-cell>
          <table:table-cell table:style-name="ce18"/>
          <table:table-cell table:style-name="ce8" office:value-type="string" calcext:value-type="string">
            <text:p>9,51 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8" office:value-type="float" office:value="1399007" calcext:value-type="float">
            <text:p>1399007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ABATTAGE D'ARBRES DES BASSE LAURENTIDES ENR.</text:p>
          </table:table-cell>
          <table:table-cell table:style-name="ce18"/>
          <table:table-cell table:style-name="ce8" office:value-type="string" calcext:value-type="string">
            <text:p>22 828,34 $</text:p>
          </table:table-cell>
          <table:table-cell table:style-name="ce8"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00505" calcext:value-type="float">
            <text:p>1400505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ASSOCIATION DES COMMUNICATEURS MUNICIPAUX DU QUEBEC INC. ACMQ</text:p>
          </table:table-cell>
          <table:table-cell table:style-name="ce16"/>
          <table:table-cell table:style-name="ce8" office:value-type="string" calcext:value-type="string">
            <text:p>262,47 $</text:p>
          </table:table-cell>
          <table:table-cell table:style-name="ce8" office:value-type="string" calcext:value-type="string">
            <text:p>Frais - Adhésion et cotisa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45746" calcext:value-type="float">
            <text:p>1345746</text:p>
          </table:table-cell>
          <table:table-cell table:style-name="ce12" office:value-type="date" office:date-value="2020-02-10" calcext:value-type="date">
            <text:p>2020-02-10</text:p>
          </table:table-cell>
          <table:table-cell table:style-name="ce8" office:value-type="string" calcext:value-type="string">
            <text:p>ATCO STRUCTURES ET LOGISTICS LTD</text:p>
          </table:table-cell>
          <table:table-cell table:style-name="ce16"/>
          <table:table-cell table:style-name="ce8" office:value-type="string" calcext:value-type="string">
            <text:p>768,31 $</text:p>
          </table:table-cell>
          <table:table-cell table:style-name="ce8" office:value-type="string" calcext:value-type="string">
            <text:p>Entrepreneur en systèmes d'assainissement autonom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209" calcext:value-type="float">
            <text:p>1399209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BEDARD, LUCIE</text:p>
          </table:table-cell>
          <table:table-cell table:style-name="ce18"/>
          <table:table-cell table:style-name="ce8" office:value-type="string" calcext:value-type="string">
            <text:p>920,25 $</text:p>
          </table:table-cell>
          <table:table-cell table:style-name="ce8" office:value-type="string" calcext:value-type="string">
            <text:p>Frais - Dépenses de fonc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2127" calcext:value-type="float">
            <text:p>1392127</text:p>
          </table:table-cell>
          <table:table-cell table:style-name="ce12" office:value-type="date" office:date-value="2020-02-07" calcext:value-type="date">
            <text:p>2020-02-07</text:p>
          </table:table-cell>
          <table:table-cell table:style-name="ce8" office:value-type="string" calcext:value-type="string">
            <text:p>COMMUNICATIONS CASACOM INC.</text:p>
          </table:table-cell>
          <table:table-cell table:style-name="ce18"/>
          <table:table-cell table:style-name="ce8" office:value-type="string" calcext:value-type="string">
            <text:p>9 378,75 $</text:p>
          </table:table-cell>
          <table:table-cell table:style-name="ce8" office:value-type="string" calcext:value-type="string">
            <text:p>Conseiller en communication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864" calcext:value-type="float">
            <text:p>1398864</text:p>
          </table:table-cell>
          <table:table-cell table:style-name="ce12" office:value-type="date" office:date-value="2020-02-12" calcext:value-type="date">
            <text:p>2020-02-12</text:p>
          </table:table-cell>
          <table:table-cell table:style-name="ce8" office:value-type="string" calcext:value-type="string">
            <text:p>COMPUGEN INC.</text:p>
          </table:table-cell>
          <table:table-cell table:style-name="ce8" office:value-type="float" office:value="1163303" calcext:value-type="float">
            <text:p>1163303</text:p>
          </table:table-cell>
          <table:table-cell table:style-name="ce8" office:value-type="string" calcext:value-type="string">
            <text:p>280,61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71816" calcext:value-type="float">
            <text:p>1371816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FANNIE PILON-MILLETTE</text:p>
          </table:table-cell>
          <table:table-cell table:style-name="ce16"/>
          <table:table-cell table:style-name="ce8" office:value-type="string" calcext:value-type="string">
            <text:p>850,00 $</text:p>
          </table:table-cell>
          <table:table-cell table:style-name="ce8" office:value-type="string" calcext:value-type="string">
            <text:p>Conseiller en communication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02030" calcext:value-type="float">
            <text:p>1402030</text:p>
          </table:table-cell>
          <table:table-cell table:style-name="ce12" office:value-type="date" office:date-value="2020-02-27" calcext:value-type="date">
            <text:p>2020-02-27</text:p>
          </table:table-cell>
          <table:table-cell table:style-name="ce8" office:value-type="string" calcext:value-type="string">
            <text:p>LEBLANC ILLUMINATIONS-CANADA INC.</text:p>
          </table:table-cell>
          <table:table-cell table:style-name="ce18"/>
          <table:table-cell table:style-name="ce8" office:value-type="string" calcext:value-type="string">
            <text:p>1 887,68 $</text:p>
          </table:table-cell>
          <table:table-cell table:style-name="ce8" office:value-type="string" calcext:value-type="string">
            <text:p>Drapeau, bannière, fanion et décoration tempora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541" calcext:value-type="float">
            <text:p>1396541</text:p>
          </table:table-cell>
          <table:table-cell table:style-name="ce12" office:value-type="date" office:date-value="2020-02-03" calcext:value-type="date">
            <text:p>2020-02-03</text:p>
          </table:table-cell>
          <table:table-cell table:style-name="ce8" office:value-type="string" calcext:value-type="string">
            <text:p>PIERRE ALARIE</text:p>
          </table:table-cell>
          <table:table-cell table:style-name="ce18"/>
          <table:table-cell table:style-name="ce8" office:value-type="string" calcext:value-type="string">
            <text:p>11 052,00 $</text:p>
          </table:table-cell>
          <table:table-cell table:style-name="ce8" office:value-type="string" calcext:value-type="string">
            <text:p>Service - Déblaiement, chargement, transport de la neige et épandage d'abrasif (Contrat)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478" calcext:value-type="float">
            <text:p>1397478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PLOMBERIE DENIS PARADIS INC</text:p>
          </table:table-cell>
          <table:table-cell table:style-name="ce18"/>
          <table:table-cell table:style-name="ce8" office:value-type="string" calcext:value-type="string">
            <text:p>341 ,21 $</text:p>
          </table:table-cell>
          <table:table-cell table:style-name="ce8" office:value-type="string" calcext:value-type="string">
            <text:p>Entrepreneur en plomberie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POLISENO, MARTIN</text:p>
          </table:table-cell>
          <table:table-cell table:style-name="ce8" office:value-type="float" office:value="1399436" calcext:value-type="float">
            <text:p>1399436</text:p>
          </table:table-cell>
          <table:table-cell table:style-name="ce12" office:value-type="date" office:date-value="2020-02-14" calcext:value-type="date">
            <text:p>2020-02-14</text:p>
          </table:table-cell>
          <table:table-cell table:style-name="ce8" office:value-type="string" calcext:value-type="string">
            <text:p>ACKLANDS-GRAINGER INC.</text:p>
          </table:table-cell>
          <table:table-cell table:style-name="ce18"/>
          <table:table-cell table:style-name="ce8" office:value-type="string" calcext:value-type="string">
            <text:p>312,80 $</text:p>
          </table:table-cell>
          <table:table-cell table:style-name="ce8" office:value-type="string" calcext:value-type="string">
            <text:p>Outils à batter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634" calcext:value-type="float">
            <text:p>1401634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16"/>
          <table:table-cell table:style-name="ce18"/>
          <table:table-cell table:style-name="ce8" office:value-type="string" calcext:value-type="string">
            <text:p>589,23 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804" calcext:value-type="float">
            <text:p>1396804</text:p>
          </table:table-cell>
          <table:table-cell table:style-name="ce12" office:value-type="date" office:date-value="2020-02-04" calcext:value-type="date">
            <text:p>2020-02-04</text:p>
          </table:table-cell>
          <table:table-cell table:style-name="ce8" office:value-type="string" calcext:value-type="string">
            <text:p>ADM SPORT</text:p>
          </table:table-cell>
          <table:table-cell table:style-name="ce18"/>
          <table:table-cell table:style-name="ce8" office:value-type="string" calcext:value-type="string">
            <text:p>250,34 $</text:p>
          </table:table-cell>
          <table:table-cell table:style-name="ce8" office:value-type="string" calcext:value-type="string">
            <text:p>Accessoires vestimenta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856" calcext:value-type="float">
            <text:p>1399856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ENTREPRISES FORLINI-DIVISION EQUIPEMENT DE SECURITE UNIVERSEL INC.</text:p>
          </table:table-cell>
          <table:table-cell table:style-name="ce18"/>
          <table:table-cell table:style-name="ce8" office:value-type="string" calcext:value-type="string">
            <text:p>272,97 $</text:p>
          </table:table-cell>
          <table:table-cell table:style-name="ce8" office:value-type="string" calcext:value-type="string">
            <text:p>Adhésif, coll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202" calcext:value-type="float">
            <text:p>1397202</text:p>
          </table:table-cell>
          <table:table-cell table:style-name="ce12" office:value-type="date" office:date-value="2020-02-05" calcext:value-type="date">
            <text:p>2020-02-05</text:p>
          </table:table-cell>
          <table:table-cell table:style-name="ce8" office:value-type="string" calcext:value-type="string">
            <text:p>JEAN GUGLIA &amp; FILS ENR.</text:p>
          </table:table-cell>
          <table:table-cell table:style-name="ce16"/>
          <table:table-cell table:style-name="ce8" office:value-type="string" calcext:value-type="string">
            <text:p>162,04 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399433" calcext:value-type="float">
            <text:p>1399433</text:p>
          </table:table-cell>
          <table:table-cell table:style-name="ce12" office:value-type="date" office:date-value="2020-02-14" calcext:value-type="date">
            <text:p>2020-02-14</text:p>
          </table:table-cell>
          <table:table-cell table:style-name="ce16"/>
          <table:table-cell table:style-name="ce18"/>
          <table:table-cell table:style-name="ce8" office:value-type="string" calcext:value-type="string">
            <text:p>648,50 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8" office:value-type="float" office:value="1399891" calcext:value-type="float">
            <text:p>1399891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6"/>
          <table:table-cell table:style-name="ce18"/>
          <table:table-cell table:style-name="ce8" office:value-type="string" calcext:value-type="string">
            <text:p>357,48 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637" calcext:value-type="float">
            <text:p>1401637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16"/>
          <table:table-cell table:style-name="ce18"/>
          <table:table-cell table:style-name="ce8" office:value-type="string" calcext:value-type="string">
            <text:p>329,60 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846" calcext:value-type="float">
            <text:p>1399846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LES MATERIAUX DE CONSTRUCTION R. OLIGNY LTEE</text:p>
          </table:table-cell>
          <table:table-cell table:style-name="ce18"/>
          <table:table-cell table:style-name="ce8" office:value-type="string" calcext:value-type="string">
            <text:p>4 366,07 $</text:p>
          </table:table-cell>
          <table:table-cell table:style-name="ce8" office:value-type="string" calcext:value-type="string">
            <text:p>Bois de constructio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01612" calcext:value-type="float">
            <text:p>1401612</text:p>
          </table:table-cell>
          <table:table-cell table:style-name="ce12" office:value-type="date" office:date-value="2020-02-26" calcext:value-type="date">
            <text:p>2020-02-26</text:p>
          </table:table-cell>
          <table:table-cell table:style-name="ce16"/>
          <table:table-cell table:style-name="ce18"/>
          <table:table-cell table:style-name="ce8" office:value-type="string" calcext:value-type="string">
            <text:p>2 682,43 $</text:p>
          </table:table-cell>
          <table:table-cell table:style-name="ce8" office:value-type="string" calcext:value-type="string">
            <text:p>Bois de construc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863" calcext:value-type="float">
            <text:p>1396863</text:p>
          </table:table-cell>
          <table:table-cell table:style-name="ce12" office:value-type="date" office:date-value="2020-02-04" calcext:value-type="date">
            <text:p>2020-02-04</text:p>
          </table:table-cell>
          <table:table-cell table:style-name="ce8" office:value-type="string" calcext:value-type="string">
            <text:p>NOVAFOR EQUIPEMENT INC.</text:p>
          </table:table-cell>
          <table:table-cell table:style-name="ce18"/>
          <table:table-cell table:style-name="ce8" office:value-type="string" calcext:value-type="string">
            <text:p>40,65 $</text:p>
          </table:table-cell>
          <table:table-cell table:style-name="ce8" office:value-type="string" calcext:value-type="string">
            <text:p>Équipement contre les chut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410" calcext:value-type="float">
            <text:p>1397410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NOVAFOR EQUIPEMENT INC.</text:p>
          </table:table-cell>
          <table:table-cell table:style-name="ce18"/>
          <table:table-cell table:style-name="ce8" office:value-type="string" calcext:value-type="string">
            <text:p>408,95 $</text:p>
          </table:table-cell>
          <table:table-cell table:style-name="ce8" office:value-type="string" calcext:value-type="string">
            <text:p>Accessoire et fourniture de peintu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638" calcext:value-type="float">
            <text:p>1398638</text:p>
          </table:table-cell>
          <table:table-cell table:style-name="ce12" office:value-type="date" office:date-value="2020-02-12" calcext:value-type="date">
            <text:p>2020-02-12</text:p>
          </table:table-cell>
          <table:table-cell table:style-name="ce8" office:value-type="string" calcext:value-type="string">
            <text:p>NOVAFOR EQUIPEMENT INC.</text:p>
          </table:table-cell>
          <table:table-cell table:style-name="ce18"/>
          <table:table-cell table:style-name="ce8" office:value-type="string" calcext:value-type="string">
            <text:p>1 265,59 $</text:p>
          </table:table-cell>
          <table:table-cell table:style-name="ce8" office:value-type="string" calcext:value-type="string">
            <text:p>Corde, chaîne et câbl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861" calcext:value-type="float">
            <text:p>1399861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NOVAFOR EQUIPEMENT INC.</text:p>
          </table:table-cell>
          <table:table-cell table:style-name="ce18"/>
          <table:table-cell table:style-name="ce8" office:value-type="string" calcext:value-type="string">
            <text:p>546,70 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894" calcext:value-type="float">
            <text:p>1399894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6"/>
          <table:table-cell table:style-name="ce18"/>
          <table:table-cell table:style-name="ce8" office:value-type="string" calcext:value-type="string">
            <text:p>752,93 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6851" calcext:value-type="float">
            <text:p>1396851</text:p>
          </table:table-cell>
          <table:table-cell table:style-name="ce12" office:value-type="date" office:date-value="2020-02-04" calcext:value-type="date">
            <text:p>2020-02-04</text:p>
          </table:table-cell>
          <table:table-cell table:style-name="ce8" office:value-type="string" calcext:value-type="string">
            <text:p>PPG REVETEMENTS ARCHITECTURAUX CANADA INC.</text:p>
          </table:table-cell>
          <table:table-cell table:style-name="ce18"/>
          <table:table-cell table:style-name="ce8" office:value-type="string" calcext:value-type="string">
            <text:p>27,13 $</text:p>
          </table:table-cell>
          <table:table-cell table:style-name="ce8" office:value-type="string" calcext:value-type="string">
            <text:p>Accessoires et fournitures de peintu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9873" calcext:value-type="float">
            <text:p>1399873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8" office:value-type="string" calcext:value-type="string">
            <text:p>TENAQUIP LIMITED</text:p>
          </table:table-cell>
          <table:table-cell table:style-name="ce18"/>
          <table:table-cell table:style-name="ce8" office:value-type="string" calcext:value-type="string">
            <text:p>362,68 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REEVES, GENEVIEVE</text:p>
          </table:table-cell>
          <table:table-cell table:style-name="ce8" office:value-type="float" office:value="1399186" calcext:value-type="float">
            <text:p>1399186</text:p>
          </table:table-cell>
          <table:table-cell table:style-name="ce12" office:value-type="date" office:date-value="2020-02-13" calcext:value-type="date">
            <text:p>2020-02-13</text:p>
          </table:table-cell>
          <table:table-cell table:style-name="ce8" office:value-type="string" calcext:value-type="string">
            <text:p>AVEC PLAISIRS</text:p>
          </table:table-cell>
          <table:table-cell table:style-name="ce18"/>
          <table:table-cell table:style-name="ce8" office:value-type="string" calcext:value-type="string">
            <text:p>176,67 $</text:p>
          </table:table-cell>
          <table:table-cell table:style-name="ce8" office:value-type="string" calcext:value-type="string">
            <text:p>Breuvage et nourritu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546" calcext:value-type="float">
            <text:p>1397546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LES EQUIPEMENTS DE RESTAURANT DE L'EST INC.</text:p>
          </table:table-cell>
          <table:table-cell table:style-name="ce16"/>
          <table:table-cell table:style-name="ce8" office:value-type="string" calcext:value-type="string">
            <text:p>262,63 $</text:p>
          </table:table-cell>
          <table:table-cell table:style-name="ce8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538" calcext:value-type="float">
            <text:p>1397538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MEDIAQMI INC.</text:p>
          </table:table-cell>
          <table:table-cell table:style-name="ce18"/>
          <table:table-cell table:style-name="ce8" office:value-type="string" calcext:value-type="string">
            <text:p>4 199,50 $</text:p>
          </table:table-cell>
          <table:table-cell table:style-name="ce8" office:value-type="string" calcext:value-type="string">
            <text:p>Service - Placement média d'appel d'offr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541" calcext:value-type="float">
            <text:p>1397541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MEDIAS TRANSCONTINENTAL S.E.N.C</text:p>
          </table:table-cell>
          <table:table-cell table:style-name="ce18"/>
          <table:table-cell table:style-name="ce8" office:value-type="string" calcext:value-type="string">
            <text:p>2 099,75 $</text:p>
          </table:table-cell>
          <table:table-cell table:style-name="ce8" office:value-type="string" calcext:value-type="string">
            <text:p>Service - Placement média d'appel d'offr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7470" calcext:value-type="float">
            <text:p>1397470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SOLOTECH INC</text:p>
          </table:table-cell>
          <table:table-cell table:style-name="ce18"/>
          <table:table-cell table:style-name="ce8" office:value-type="string" calcext:value-type="string">
            <text:p>1 186,36 $</text:p>
          </table:table-cell>
          <table:table-cell table:style-name="ce8" office:value-type="string" calcext:value-type="string">
            <text:p>Location - Équipement d'éclairage et de sonorisatio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97548" calcext:value-type="float">
            <text:p>1397548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ULINE CANADA CORP</text:p>
          </table:table-cell>
          <table:table-cell table:style-name="ce18"/>
          <table:table-cell table:style-name="ce8" office:value-type="string" calcext:value-type="string">
            <text:p>222,12 $</text:p>
          </table:table-cell>
          <table:table-cell table:style-name="ce8" office:value-type="string" calcext:value-type="string">
            <text:p>Accessoires et fournitures de mobilier de bureau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97489" calcext:value-type="float">
            <text:p>1397489</text:p>
          </table:table-cell>
          <table:table-cell table:style-name="ce12" office:value-type="date" office:date-value="2020-02-06" calcext:value-type="date">
            <text:p>2020-02-06</text:p>
          </table:table-cell>
          <table:table-cell table:style-name="ce8" office:value-type="string" calcext:value-type="string">
            <text:p>WOLTERS KLUWER QUEBEC LTEE</text:p>
          </table:table-cell>
          <table:table-cell table:style-name="ce18"/>
          <table:table-cell table:style-name="ce8" office:value-type="string" calcext:value-type="string">
            <text:p>814,00 $</text:p>
          </table:table-cell>
          <table:table-cell table:style-name="ce8" office:value-type="string" calcext:value-type="string">
            <text:p>Guide, brochure et affiche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TROTTIER, PASCAL</text:p>
          </table:table-cell>
          <table:table-cell table:style-name="ce8" office:value-type="float" office:value="1400665" calcext:value-type="float">
            <text:p>1400665</text:p>
          </table:table-cell>
          <table:table-cell table:style-name="ce12" office:value-type="date" office:date-value="2020-02-20" calcext:value-type="date">
            <text:p>2020-02-20</text:p>
          </table:table-cell>
          <table:table-cell table:style-name="ce8" office:value-type="string" calcext:value-type="string">
            <text:p>C.P.U. DESIGN INC.</text:p>
          </table:table-cell>
          <table:table-cell table:style-name="ce8" office:value-type="float" office:value="1164102" calcext:value-type="float">
            <text:p>1164102</text:p>
          </table:table-cell>
          <table:table-cell table:style-name="ce8" office:value-type="string" calcext:value-type="string">
            <text:p>2 274,44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/>
          <table:table-cell table:style-name="ce14"/>
          <table:table-cell table:style-name="ce16" table:number-columns-repeated="2"/>
          <table:table-cell table:style-name="ce8" office:value-type="string" calcext:value-type="string">
            <text:p>575 783,87$</text:p>
          </table:table-cell>
          <table:table-cell table:style-name="ce16"/>
          <table:table-cell table:number-columns-repeated="57"/>
        </table:table-row>
        <table:table-row table:style-name="ro1">
          <table:table-cell table:style-name="ce7"/>
          <table:table-cell/>
          <table:table-cell table:style-name="ce14"/>
          <table:table-cell table:style-name="ce16"/>
          <table:table-cell table:style-name="ce18"/>
          <table:table-cell table:style-name="ce10"/>
          <table:table-cell table:style-name="ce16"/>
          <table:table-cell table:number-columns-repeated="57"/>
        </table:table-row>
        <table:table-row table:style-name="ro1">
          <table:table-cell table:style-name="ce7"/>
          <table:table-cell/>
          <table:table-cell table:style-name="ce14"/>
          <table:table-cell table:style-name="ce16"/>
          <table:table-cell table:style-name="ce18"/>
          <table:table-cell table:style-name="ce16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4"/>
          <table:table-cell table:style-name="ce16" table:number-columns-repeated="4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/>
          <table:table-cell table:style-name="ce18"/>
          <table:table-cell table:style-name="ce16" table:number-columns-repeated="2"/>
          <table:table-cell table:number-columns-repeated="57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6"/>
          <table:table-cell table:style-name="ce18"/>
          <table:table-cell table:style-name="ce16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 table:style-name="ce16"/>
          <table:table-cell table:style-name="ce18"/>
          <table:table-cell table:style-name="ce16" table:number-columns-repeated="2"/>
          <table:table-cell table:number-columns-repeated="57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6"/>
          <table:table-cell table:style-name="ce18"/>
          <table:table-cell table:style-name="ce16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4"/>
          <table:table-cell table:style-name="ce16"/>
          <table:table-cell table:style-name="ce18"/>
          <table:table-cell table:style-name="ce16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 table:number-rows-repeated="2">
          <table:table-cell table:style-name="ce5"/>
          <table:table-cell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>
          <table:table-cell table:number-columns-repeated="2"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>
          <table:table-cell table:style-name="ce5"/>
          <table:table-cell table:style-name="ce10"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>
          <table:table-cell table:number-columns-repeated="2"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 table:number-rows-repeated="2">
          <table:table-cell table:style-name="ce4"/>
          <table:table-cell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>
          <table:table-cell table:style-name="ce5"/>
          <table:table-cell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1" table:number-rows-repeated="814">
          <table:table-cell table:number-columns-repeated="2"/>
          <table:table-cell table:style-name="ce11"/>
          <table:table-cell/>
          <table:table-cell table:style-name="ce18"/>
          <table:table-cell table:style-name="ce19"/>
          <table:table-cell table:number-columns-repeated="58"/>
        </table:table-row>
        <table:table-row table:style-name="ro2" table:number-rows-repeated="104757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ucham7q</dc:creator>
    <meta:creation-date>2019-05-08T17:43:50</meta:creation-date>
    <dc:date>2020-06-05T19:29:59</dc:date>
    <meta:generator>LibreOffice/6.4.3.2$Windows_x86 LibreOffice_project/747b5d0ebf89f41c860ec2a39efd7cb15b54f2d8</meta:generator>
    <meta:document-statistic meta:table-count="3" meta:cell-count="8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